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289" officeooo:paragraph-rsid="00073289"/>
    </style:style>
    <style:style style:name="P2" style:family="paragraph" style:parent-style-name="Standard">
      <style:text-properties officeooo:rsid="0007a126" officeooo:paragraph-rsid="0007a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Nauka</text:p>
      <text:p text:style-name="P2">TEstNuaka123123</text:p>
      <text:p text:style-name="P2">asea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6:02:11.190000000</meta:creation-date>
    <dc:date>2024-10-25T16:05:16.065000000</dc:date>
    <meta:editing-duration>PT41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3" meta:word-count="3" meta:character-count="30" meta:non-whitespace-character-count="30"/>
  </office:meta>
</office:document-meta>
</file>